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31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32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33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34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35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36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37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38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39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40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41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42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43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44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45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46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47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48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49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50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51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52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53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54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55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56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57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58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59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60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61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62" style:family="paragraph" style:parent-style-name="Standard">
      <style:text-properties fo:color="#3465a4" loext:opacity="100%" fo:font-size="14pt" officeooo:rsid="0002a87e" officeooo:paragraph-rsid="000cd753" style:font-size-asian="12.25pt" style:font-size-complex="14pt"/>
    </style:style>
    <style:style style:name="P63" style:family="paragraph" style:parent-style-name="Standard">
      <style:text-properties fo:color="#3465a4" loext:opacity="100%" fo:font-size="14pt" officeooo:rsid="0002a87e" officeooo:paragraph-rsid="00116ad9" style:font-size-asian="12.25pt" style:font-size-complex="14pt"/>
    </style:style>
    <style:style style:name="P64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65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66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67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68" style:family="paragraph" style:parent-style-name="Standard">
      <style:text-properties fo:color="#00a933" loext:opacity="100%" fo:font-size="14pt" officeooo:rsid="0002a87e" officeooo:paragraph-rsid="0015980b" style:font-size-asian="12.25pt" style:font-size-complex="14pt"/>
    </style:style>
    <style:style style:name="P69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70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71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72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73" style:family="paragraph" style:parent-style-name="Standard">
      <style:text-properties fo:color="#2a6099" loext:opacity="100%" fo:font-size="14pt" officeooo:rsid="0002a87e" officeooo:paragraph-rsid="0018a6b3" style:font-size-asian="12.25pt" style:font-size-complex="14pt"/>
    </style:style>
    <style:style style:name="P74" style:family="paragraph" style:parent-style-name="Standard">
      <style:text-properties fo:color="#2a6099" loext:opacity="100%" fo:font-size="14pt" officeooo:rsid="0002a87e" officeooo:paragraph-rsid="0019bd3a" style:font-size-asian="12.25pt" style:font-size-complex="14pt"/>
    </style:style>
    <style:style style:name="P75" style:family="paragraph" style:parent-style-name="Standard">
      <style:text-properties fo:color="#2a6099" loext:opacity="100%" fo:font-size="14pt" officeooo:rsid="0002a87e" officeooo:paragraph-rsid="001bec46" style:font-size-asian="12.25pt" style:font-size-complex="14pt"/>
    </style:style>
    <style:style style:name="P76" style:family="paragraph" style:parent-style-name="Standard">
      <style:text-properties fo:color="#2a6099" loext:opacity="100%" fo:font-size="14pt" officeooo:rsid="0002a87e" officeooo:paragraph-rsid="001d4ee3" style:font-size-asian="12.25pt" style:font-size-complex="14pt"/>
    </style:style>
    <style:style style:name="P77" style:family="paragraph" style:parent-style-name="Standard">
      <style:text-properties fo:color="#2a6099" loext:opacity="100%" fo:font-size="14pt" officeooo:rsid="0002a87e" officeooo:paragraph-rsid="001f3799" style:font-size-asian="12.25pt" style:font-size-complex="14pt"/>
    </style:style>
    <style:style style:name="P78" style:family="paragraph" style:parent-style-name="Standard">
      <style:text-properties fo:color="#2a6099" loext:opacity="100%" fo:font-size="14pt" officeooo:rsid="0002a87e" officeooo:paragraph-rsid="0021ea27" style:font-size-asian="12.25pt" style:font-size-complex="14pt"/>
    </style:style>
    <style:style style:name="P79" style:family="paragraph" style:parent-style-name="Standard">
      <style:text-properties fo:color="#2a6099" loext:opacity="100%" fo:font-size="14pt" officeooo:rsid="0002a87e" officeooo:paragraph-rsid="002433cf" style:font-size-asian="12.25pt" style:font-size-complex="14pt"/>
    </style:style>
    <style:style style:name="P80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81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82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83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84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85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86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87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88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89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90" style:family="paragraph" style:parent-style-name="Standard">
      <style:text-properties fo:color="#00a933" loext:opacity="100%" fo:font-size="14pt" officeooo:rsid="0002a87e" officeooo:paragraph-rsid="002dbce8" style:font-size-asian="12.25pt" style:font-size-complex="14pt"/>
    </style:style>
    <style:style style:name="P91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92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93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94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95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96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97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9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99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100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101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102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103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104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105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106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107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108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109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110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111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112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113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114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115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116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117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118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119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120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121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122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123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124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125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126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127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128" style:family="paragraph" style:parent-style-name="Standard">
      <style:text-properties fo:color="#2a6099" loext:opacity="100%" fo:font-size="14pt" officeooo:rsid="0002a87e" officeooo:paragraph-rsid="003e735d" style:font-size-asian="12.25pt" style:font-size-complex="14pt"/>
    </style:style>
    <style:style style:name="P129" style:family="paragraph" style:parent-style-name="Standard">
      <style:text-properties fo:color="#2a6099" loext:opacity="100%" fo:font-size="14pt" officeooo:rsid="0002a87e" officeooo:paragraph-rsid="00427ec1" style:font-size-asian="12.25pt" style:font-size-complex="14pt"/>
    </style:style>
    <style:style style:name="P130" style:family="paragraph" style:parent-style-name="Standard">
      <style:text-properties fo:color="#2a6099" loext:opacity="100%" fo:font-size="14pt" officeooo:rsid="0002a87e" officeooo:paragraph-rsid="00445def" style:font-size-asian="12.25pt" style:font-size-complex="14pt"/>
    </style:style>
    <style:style style:name="P131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32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33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34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35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36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37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38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39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40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41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bec46"/>
    </style:style>
    <style:style style:name="T13" style:family="text">
      <style:text-properties officeooo:rsid="001f3799"/>
    </style:style>
    <style:style style:name="T14" style:family="text">
      <style:text-properties officeooo:rsid="00205dbb"/>
    </style:style>
    <style:style style:name="T15" style:family="text">
      <style:text-properties officeooo:rsid="0021ea27"/>
    </style:style>
    <style:style style:name="T16" style:family="text">
      <style:text-properties officeooo:rsid="0023cb1a"/>
    </style:style>
    <style:style style:name="T17" style:family="text">
      <style:text-properties officeooo:rsid="002433cf"/>
    </style:style>
    <style:style style:name="T18" style:family="text">
      <style:text-properties officeooo:rsid="0024ac09"/>
    </style:style>
    <style:style style:name="T19" style:family="text">
      <style:text-properties officeooo:rsid="0024ae90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24ac09"/>
    </style:style>
    <style:style style:name="T22" style:family="text">
      <style:text-properties officeooo:rsid="0026b88a"/>
    </style:style>
    <style:style style:name="T23" style:family="text">
      <style:text-properties officeooo:rsid="002a8d53"/>
    </style:style>
    <style:style style:name="T24" style:family="text">
      <style:text-properties officeooo:rsid="002bd79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dbce8"/>
    </style:style>
    <style:style style:name="T27" style:family="text">
      <style:text-properties officeooo:rsid="0030f3e3"/>
    </style:style>
    <style:style style:name="T28" style:family="text">
      <style:text-properties officeooo:rsid="0031380a"/>
    </style:style>
    <style:style style:name="T29" style:family="text">
      <style:text-properties officeooo:rsid="003174fd"/>
    </style:style>
    <style:style style:name="T30" style:family="text">
      <style:text-properties officeooo:rsid="00352ac8"/>
    </style:style>
    <style:style style:name="T31" style:family="text">
      <style:text-properties officeooo:rsid="00378f6c"/>
    </style:style>
    <style:style style:name="T32" style:family="text">
      <style:text-properties officeooo:rsid="0038fd42"/>
    </style:style>
    <style:style style:name="T33" style:family="text">
      <style:text-properties officeooo:rsid="003a8d3e"/>
    </style:style>
    <style:style style:name="T34" style:family="text">
      <style:text-properties officeooo:rsid="003fccf0"/>
    </style:style>
    <style:style style:name="T35" style:family="text">
      <style:text-properties officeooo:rsid="00405105"/>
    </style:style>
    <style:style style:name="T36" style:family="text">
      <style:text-properties officeooo:rsid="00445def"/>
    </style:style>
    <style:style style:name="T37" style:family="text">
      <style:text-properties officeooo:rsid="00475449"/>
    </style:style>
    <style:style style:name="T38" style:family="text">
      <style:text-properties officeooo:rsid="004956bc"/>
    </style:style>
    <style:style style:name="T39" style:family="text">
      <style:text-properties officeooo:rsid="0049d706"/>
    </style:style>
    <style:style style:name="T40" style:family="text">
      <style:text-properties officeooo:rsid="004a4660"/>
    </style:style>
    <style:style style:name="T41" style:family="text">
      <style:text-properties officeooo:rsid="004c2feb"/>
    </style:style>
    <style:style style:name="T42" style:family="text">
      <style:text-properties officeooo:rsid="004d96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7">DESKTOP</text:p>
      <text:p text:style-name="P30">====================</text:p>
      <text:p text:style-name="P30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43">Type: Bug</text:p>
      <text:p text:style-name="P2"/>
      <text:p text:style-name="P91">Status: <text:span text:style-name="T1">design</text:span> (<text:span text:style-name="T6">DONE</text:span>)</text:p>
      <text:p text:style-name="P60"/>
      <text:p text:style-name="P45">------------------</text:p>
      <text:p text:style-name="P45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43">Type: Bug</text:p>
      <text:p text:style-name="P2"/>
      <text:p text:style-name="P65">Status: <text:span text:style-name="T1">design</text:span> (<text:span text:style-name="T6">DONE</text:span>)</text:p>
      <text:p text:style-name="P33"/>
      <text:p text:style-name="P46">------------------</text:p>
      <text:p text:style-name="P46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141">Type: <text:span text:style-name="T4">Cr</text:span></text:p>
      <text:p text:style-name="P4"/>
      <text:p text:style-name="P89">Status: <text:span text:style-name="T1">design</text:span> (<text:span text:style-name="T6">DONE</text:span>)<text:span text:style-name="T7">[</text:span><text:span text:style-name="T33">1hr</text:span><text:span text:style-name="T7">]</text:span> </text:p>
      <text:p text:style-name="P34"/>
      <text:p text:style-name="P47"/>
      <text:p text:style-name="P47">------------------</text:p>
      <text:p text:style-name="P47"/>
      <text:p text:style-name="P6"><text:soft-page-break/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61">Type: <text:span text:style-name="T4">Cr</text:span></text:p>
      <text:p text:style-name="P6"/>
      <text:p text:style-name="P66">Status: <text:span text:style-name="T1">design</text:span> (<text:span text:style-name="T6">DONE</text:span>)<text:span text:style-name="T7">[</text:span><text:span text:style-name="T33">1hr</text:span><text:span text:style-name="T7">]</text:span> </text:p>
      <text:p text:style-name="P35"/>
      <text:p text:style-name="P48">------------------</text:p>
      <text:p text:style-name="P48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63">Type: <text:span text:style-name="T4">Cr</text:span></text:p>
      <text:p text:style-name="P12"/>
      <text:p text:style-name="P67">Status: <text:span text:style-name="T1">design</text:span> (<text:span text:style-name="T6">DONE</text:span>)<text:span text:style-name="T7">[</text:span><text:span text:style-name="T32">30min</text:span><text:span text:style-name="T7">]</text:span> </text:p>
      <text:p text:style-name="P37"/>
      <text:p text:style-name="P50">------------------</text:p>
      <text:p text:style-name="P48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110">Type: <text:span text:style-name="T5">Bug</text:span></text:p>
      <text:p text:style-name="P8"/>
      <text:p text:style-name="P88">Status: <text:span text:style-name="T1">design</text:span> (<text:span text:style-name="T6">DONE</text:span>) </text:p>
      <text:p text:style-name="P36"/>
      <text:p text:style-name="P49">------------------</text:p>
      <text:p text:style-name="P49"/>
      <text:p text:style-name="P10"><text:soft-page-break/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62">Type: <text:span text:style-name="T4">Cr</text:span></text:p>
      <text:p text:style-name="P87"/>
      <text:p text:style-name="P87">Status: <text:span text:style-name="T31">Done [2hrs]</text:span></text:p>
      <text:p text:style-name="P38"/>
      <text:p text:style-name="P38"/>
      <text:p text:style-name="P38"/>
      <text:p text:style-name="P38"/>
      <text:p text:style-name="P58">TABLET</text:p>
      <text:p text:style-name="P31">====================</text:p>
      <text:p text:style-name="P31"/>
      <text:p text:style-name="P14">1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44">Type: Bug</text:p>
      <text:p text:style-name="P14"/>
      <text:p text:style-name="P68">Status: <text:span text:style-name="T9">Not found any problem like this, may be this is happening due to browser drag resizing, test in tab or refresh in tab resolution.</text:span></text:p>
      <text:p text:style-name="P64"/>
      <text:p text:style-name="P51">------------------</text:p>
      <text:p text:style-name="P51"/>
      <text:p text:style-name="P16"><text:span text:style-name="T10">2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pan text:style-name="T3">Trans:</text:span> In general, the content within a box "sticks" too close to the edge on tablets. Therefore, set the padding for the boxes to 50px</text:p>
      <text:p text:style-name="P16"/>
      <text:p text:style-name="P73">Type: <text:span text:style-name="T10">CR</text:span></text:p>
      <text:p text:style-name="P16"/>
      <text:p text:style-name="P69">Status: <text:span text:style-name="T10">Done (Small)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52"><text:soft-page-break/>------------------</text:p>
      <text:p text:style-name="P52"/>
      <text:p text:style-name="P18"><text:span text:style-name="T11">3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74">Type: <text:span text:style-name="T10">CR</text:span></text:p>
      <text:p text:style-name="P18"/>
      <text:p text:style-name="P86">Status: <text:span text:style-name="T10">Done (</text:span><text:span text:style-name="T30">2hrs</text:span><text:span text:style-name="T10">)</text:span></text:p>
      <text:p text:style-name="P39"/>
      <text:p text:style-name="P39"/>
      <text:p text:style-name="P53">------------------</text:p>
      <text:p text:style-name="P53"/>
      <text:p text:style-name="P20"><text:span text:style-name="T12">4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75">Type: <text:span text:style-name="T10">CR</text:span></text:p>
      <text:p text:style-name="P20"/>
      <text:p text:style-name="P85">Status: <text:span text:style-name="T29">Done [1hr]</text:span></text:p>
      <text:p text:style-name="P40"/>
      <text:p text:style-name="P53">------------------</text:p>
      <text:p text:style-name="P53"/>
      <text:p text:style-name="P20"><text:span text:style-name="T12">5</text:span><text:span text:style-name="T11">)</text:span> https://app.asana.com/0/1209272406360585/1209304126260172</text:p>
      <text:p text:style-name="P20"/>
      <text:p text:style-name="P21"/>
      <text:p text:style-name="P20"><text:span text:style-name="T3">Trans:</text:span> </text:p>
      <text:p text:style-name="P20"/>
      <text:p text:style-name="P75">Type: <text:span text:style-name="T10">CR</text:span></text:p>
      <text:p text:style-name="P20"/>
      <text:p text:style-name="P84">Status: <text:span text:style-name="T29">Done [1hr]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59">MOBILE</text:p>
      <text:p text:style-name="P32">====================</text:p>
      <text:p text:style-name="P32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76">Type: <text:span text:style-name="T10">CR</text:span></text:p>
      <text:p text:style-name="P22"/>
      <text:p text:style-name="P83">Status: <text:span text:style-name="T28">Done [1hr]</text:span></text:p>
      <text:p text:style-name="P41"/>
      <text:p text:style-name="P54">------------------</text:p>
      <text:p text:style-name="P41"/>
      <text:p text:style-name="P24"><text:span text:style-name="T13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Scroll entire menu instead of scrolling within a single container</text:p>
      <text:p text:style-name="P24">Adjust links (privacy policy, etc.) spacing</text:p>
      <text:p text:style-name="P24"/>
      <text:p text:style-name="P77">Type: <text:span text:style-name="T10">CR</text:span></text:p>
      <text:p text:style-name="P24"/>
      <text:p text:style-name="P70">Status: <text:span text:style-name="T14">Done [1hr]</text:span></text:p>
      <text:p text:style-name="P70"/>
      <text:p text:style-name="P70"/>
      <text:p text:style-name="P70"/>
      <text:p text:style-name="P70"/>
      <text:p text:style-name="P70"/>
      <text:p text:style-name="P55"><text:soft-page-break/>------------------</text:p>
      <text:p text:style-name="P42"/>
      <text:p text:style-name="P26"><text:span text:style-name="T15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78">Type: <text:span text:style-name="T10">CR</text:span></text:p>
      <text:p text:style-name="P26"/>
      <text:p text:style-name="P71">Status: <text:span text:style-name="T14">Done [</text:span><text:span text:style-name="T16">30min</text:span><text:span text:style-name="T14">]</text:span></text:p>
      <text:p text:style-name="P7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>------------------</text:p>
      <text:p text:style-name="P28"/>
      <text:p text:style-name="P28"><text:span text:style-name="T17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79">Type: <text:span text:style-name="T10">CR</text:span></text:p>
      <text:p text:style-name="P28"/>
      <text:p text:style-name="P72">Status: </text:p>
      <text:p text:style-name="P80">The team slider and navigation are not in the central axis. <text:span text:style-name="T18">[</text:span><text:span text:style-name="T22">1hr</text:span><text:span text:style-name="T18">]</text:span></text:p>
      <text:p text:style-name="P80"/>
      <text:p text:style-name="P108">The last portrait must not have a gap on the right side <text:span text:style-name="T19">[Not possible as it is a masked image, we need a oval mask without the cut so can try once]</text:span></text:p>
      <text:p text:style-name="P108"/>
      <text:p text:style-name="P81">The first portrait probably needs to be horizontally centered so that only one portrait is centered when swiping through.</text:p>
      <text:p text:style-name="P99"><text:span text:style-name="T20">You can make the portrait images a little larger so that the previous/following portraits are only slightly visible in the cut. </text:span><text:span text:style-name="T21">[Done]</text:span></text:p>
      <text:p text:style-name="P99"><text:span text:style-name="T21"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------------------</text:p>
      <text:p text:style-name="P120"/>
      <text:p text:style-name="P100"><text:span text:style-name="T23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100"/>
      <text:p text:style-name="P100">[FOOTER] Abstände</text:p>
      <text:p text:style-name="P100"/>
      <text:p text:style-name="P100"><text:span text:style-name="T3">Trans: </text:span><text:span text:style-name="T25">[FOOTER] spacing</text:span></text:p>
      <text:p text:style-name="P100"/>
      <text:p text:style-name="P132">Type: <text:span text:style-name="T23">BUG</text:span></text:p>
      <text:p text:style-name="P100"/>
      <text:p text:style-name="P82"><text:span text:style-name="T18">Status: </text:span><text:span text:style-name="T27">Done</text:span><text:span text:style-name="T23"> [Developer]</text:span></text:p>
      <text:p text:style-name="P136"/>
      <text:p text:style-name="P113">------------------</text:p>
      <text:p text:style-name="P121"/>
      <text:p text:style-name="P101"><text:span text:style-name="T24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101"/>
      <text:p text:style-name="P101">Silbentrennung stimmt noch nich und Bindestrich fehlt</text:p>
      <text:p text:style-name="P101"/>
      <text:p text:style-name="P101"><text:span text:style-name="T3">Trans: </text:span><text:span text:style-name="T25">Hyphenation is not yet correct and hyphen is missing</text:span></text:p>
      <text:p text:style-name="P101"/>
      <text:p text:style-name="P133">Type: <text:span text:style-name="T23">BUG </text:span><text:span text:style-name="T27">[Design]</text:span></text:p>
      <text:p text:style-name="P101"/>
      <text:p text:style-name="P90"><text:span text:style-name="T26">Status: we have given auto hypen, in para you can see hypen is coming but in the heading not coming.</text:span></text:p>
      <text:p text:style-name="P109"/>
      <text:p text:style-name="P114">------------------</text:p>
      <text:p text:style-name="P122"/>
      <text:p text:style-name="P102"><text:span text:style-name="T36">7</text:span>) https://app.asana.com/0/1209272406360585/1209307798879395</text:p>
      <text:p text:style-name="P102"/>
      <text:p text:style-name="P102">Logos lassen sich nicht richtig durchswipen</text:p>
      <text:p text:style-name="P102"/>
      <text:p text:style-name="P102"><text:span text:style-name="T3">Trans: </text:span><text:span text:style-name="T25">Logos cannot be swiped through properly</text:span></text:p>
      <text:p text:style-name="P102"/>
      <text:p text:style-name="P134">Type: <text:span text:style-name="T23">BUG</text:span></text:p>
      <text:p text:style-name="P102"/>
      <text:p text:style-name="P92"><text:span text:style-name="T18">Status: </text:span><text:span text:style-name="T27">Done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>------------------</text:p>
      <text:p text:style-name="P123"/>
      <text:p text:style-name="P103"><text:span text:style-name="T36">8</text:span>) https://app.asana.com/0/1209272406360585/1209292853856926</text:p>
      <text:p text:style-name="P103"/>
      <text:p text:style-name="P103">Abstand links und rechts von TEXT zum Bildschirmrand auf 20px.</text:p>
      <text:p text:style-name="P103">Datum und Kategorie in Roboto Regular</text:p>
      <text:p text:style-name="P103"/>
      <text:p text:style-name="P103"><text:span text:style-name="T3">Trans: </text:span><text:span text:style-name="T25">Distance left and right of TEXT to the edge of the screen to 20px.</text:span></text:p>
      <text:p text:style-name="P103"><text:span text:style-name="T25">Date and category in Roboto Regular</text:span></text:p>
      <text:p text:style-name="P103"/>
      <text:p text:style-name="P128">Type: <text:span text:style-name="T34">CR</text:span></text:p>
      <text:p text:style-name="P103"/>
      <text:p text:style-name="P96">Status: <text:span text:style-name="T39">Done</text:span> [<text:span text:style-name="T41">2</text:span><text:span text:style-name="T39">hr</text:span>] </text:p>
      <text:p text:style-name="P137"/>
      <text:p text:style-name="P116">------------------</text:p>
      <text:p text:style-name="P124"/>
      <text:p text:style-name="P104"><text:span text:style-name="T36">9</text:span>) https://app.asana.com/0/1209272406360585/1209303612449584</text:p>
      <text:p text:style-name="P104"/>
      <text:p text:style-name="P104">[NETZWERK] Map lädt nicht</text:p>
      <text:p text:style-name="P104"/>
      <text:p text:style-name="P104"><text:span text:style-name="T3">Trans: </text:span><text:span text:style-name="T25">[NETWORK] Map does not load</text:span></text:p>
      <text:p text:style-name="P104"/>
      <text:p text:style-name="P135">Type: <text:span text:style-name="T42">Bug</text:span></text:p>
      <text:p text:style-name="P104"/>
      <text:p text:style-name="P97">Status: <text:span text:style-name="T39">Done</text:span></text:p>
      <text:p text:style-name="P138"/>
      <text:p text:style-name="P117">------------------</text:p>
      <text:p text:style-name="P125"/>
      <text:p text:style-name="P105"><text:span text:style-name="T36">10</text:span>) https://app.asana.com/0/1209272406360585/1209304126260150</text:p>
      <text:p text:style-name="P105"/>
      <text:p text:style-name="P105">Abstände zwischen den Überschriften vereinheitlichen. </text:p>
      <text:p text:style-name="P105">Genauso bei Tablet und Desktop</text:p>
      <text:p text:style-name="P105"/>
      <text:p text:style-name="P105"><text:span text:style-name="T3">Trans: </text:span><text:span text:style-name="T25">Standardize spacing between headings.</text:span></text:p>
      <text:p text:style-name="P105"><text:span text:style-name="T25">The same applies to tablet and desktop</text:span></text:p>
      <text:p text:style-name="P105"/>
      <text:p text:style-name="P129">Type: <text:span text:style-name="T34">CR</text:span></text:p>
      <text:p text:style-name="P105"/>
      <text:p text:style-name="P95">Status: <text:span text:style-name="T39">Done</text:span> [<text:span text:style-name="T39">1hr</text:span>] </text:p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39"/>
      <text:p text:style-name="P118">------------------</text:p>
      <text:p text:style-name="P126"/>
      <text:p text:style-name="P106"><text:span text:style-name="T36">11</text:span>) https://app.asana.com/0/1209272406360585/1209307821553068</text:p>
      <text:p text:style-name="P106"/>
      <text:p text:style-name="P106">Bitte die Kacheln immer zentriert setzen</text:p>
      <text:p text:style-name="P106"/>
      <text:p text:style-name="P106"><text:span text:style-name="T3">Trans: </text:span><text:span text:style-name="T25">Please always place the tiles centered</text:span></text:p>
      <text:p text:style-name="P106"/>
      <text:p text:style-name="P130">Type: <text:span text:style-name="T34">CR</text:span></text:p>
      <text:p text:style-name="P106"/>
      <text:p text:style-name="P93">Status: <text:span text:style-name="T39">Done</text:span> [<text:span text:style-name="T39">1hr</text:span>] </text:p>
      <text:p text:style-name="P140"/>
      <text:p text:style-name="P140"/>
      <text:p text:style-name="P119">------------------</text:p>
      <text:p text:style-name="P127"/>
      <text:p text:style-name="P107"><text:span text:style-name="T36">1</text:span><text:span text:style-name="T37">2</text:span>) https://app.asana.com/0/1209272406360585/1209307821553072</text:p>
      <text:p text:style-name="P107"/>
      <text:p text:style-name="P107">Bitte auf Mobil das Bildformat im Querformat (ca. auf 4:3), nicht quadratisch</text:p>
      <text:p text:style-name="P107"/>
      <text:p text:style-name="P107"><text:span text:style-name="T3">Trans: </text:span><text:span text:style-name="T25">Please set the image format on mobile to landscape (approx. 4:3), not square</text:span></text:p>
      <text:p text:style-name="P107"/>
      <text:p text:style-name="P131">Type: <text:span text:style-name="T34">CR</text:span></text:p>
      <text:p text:style-name="P107"/>
      <text:p text:style-name="P94">Status: <text:span text:style-name="T40">There is field for uploading different image for desktop and mobile devices, you can upload desired ratio images from the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05T17:59:44.002477590</dc:date>
    <meta:editing-duration>PT9H39M15S</meta:editing-duration>
    <meta:editing-cycles>72</meta:editing-cycles>
    <meta:document-statistic meta:table-count="0" meta:image-count="0" meta:object-count="0" meta:page-count="10" meta:paragraph-count="180" meta:word-count="1073" meta:character-count="8001" meta:non-whitespace-character-count="7094"/>
  </office:meta>
</office:document-meta>
</file>